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346cm"/>
    </style:style>
    <style:style style:name="Table1.B" style:family="table-column">
      <style:table-column-properties style:column-width="6.07cm"/>
    </style:style>
    <style:style style:name="Table1.C" style:family="table-column">
      <style:table-column-properties style:column-width="7.585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left="0.212cm" fo:margin-right="0.212cm" fo:text-indent="0cm" style:auto-text-indent="false"/>
    </style:style>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Text_20_body" style:list-style-name="L3">
      <style:paragraph-properties fo:margin-top="0cm" fo:margin-bottom="0cm"/>
    </style:style>
    <style:style style:name="P9" style:family="paragraph" style:parent-style-name="Heading_20_3">
      <style:paragraph-properties fo:margin-left="0.212cm" fo:margin-right="0.212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7.938cm" svg:height="6.615cm" draw:z-index="1">
        <draw:floating-frame draw:frame-name="aswift_0"/>
      </draw:frame>
      <draw:frame draw:style-name="fr2" draw:name="Object2" text:anchor-type="page" text:anchor-page-number="1" svg:x="0cm" svg:y="0cm" svg:width="7.938cm" svg:height="6.615cm" draw:z-index="2">
        <draw:floating-frame draw:frame-name="aswift_1"/>
      </draw:frame>
      <draw:frame draw:style-name="fr2" draw:name="Object3" text:anchor-type="page" text:anchor-page-number="1" svg:x="0cm" svg:y="0cm" svg:width="7.938cm" svg:height="6.615cm" draw:z-index="3">
        <draw:floating-frame draw:frame-name="aswift_2"/>
      </draw:frame>
      <text:h text:style-name="Heading_20_1" text:outline-level="1">Difference Between EPROM and EEPROM</text:h>
      <text:p text:style-name="Text_20_body"><text:a xlink:type="simple" xlink:href="http://techdifferences.com/difference-between-eprom-and-eeprom.html#respond">Leave a Comment</text:a> </text:p>
      <text:p text:style-name="Text_20_body"><draw:frame draw:style-name="fr1" draw:name="graphics1" text:anchor-type="as-char" svg:width="11.853cm" svg:height="5.556cm" draw:z-index="0"><draw:image xlink:href="http://techdifferences.com/wp-content/uploads/2017/02/EPROM_Vs_EEPROM.jpg" xlink:type="simple" xlink:show="embed" xlink:actuate="onLoad"/><svg:title>EPROM_Vs_EEPROM</svg:title></draw:frame>We all are aware of ROM i.e. Read-Only Memory which contains the data required to boot up the computer system. It is a non-volatile memory, and it can not be modified easily or even sometimes not at all. But the modern ROM can be erased and reprogrammed in some way. Today we have modified version of ROM that are EPROM (Erasable Read-Only Memory) and EEPROM (Electrically Erasable Read-Only Memory). EPROM and EEPROM can be erased and reprogrammed again but at a very slow speed. Erasing requires special equipment and can be done at a limited number of times.</text:p>
      <text:p text:style-name="P5"><text:bookmark text:name="aswift_0_expand"/><text:bookmark text:name="aswift_0_anchor"/>EPROM and EEPROM both are erasable and can be reprogrammed, but the basic difference between them is that <text:span text:style-name="Strong_20_Emphasis">EPROM</text:span> is erased using <text:span text:style-name="Strong_20_Emphasis">Ultra violet rays</text:span> whereas, <text:span text:style-name="Strong_20_Emphasis">EEPROM</text:span> can be erased using <text:span text:style-name="Strong_20_Emphasis">electric signals</text:span>. Let us discuss the differences between EPROM  and EEPROM with the help of comparison chart shown below.</text:p>
      <text:h text:style-name="Heading_20_2" text:outline-level="2">Content: EPROM Vs EEPROM</text:h>
      <text:list xml:id="list629381640" text:style-name="L1">
        <text:list-item>
          <text:p text:style-name="P6"><text:a xlink:type="simple" xlink:href="http://techdifferences.com/difference-between-eprom-and-eeprom.html#ComparisonChart">Comparison Chart</text:a> </text:p>
        </text:list-item>
        <text:list-item>
          <text:p text:style-name="P6"><text:a xlink:type="simple" xlink:href="http://techdifferences.com/difference-between-eprom-and-eeprom.html#Definition">Definition</text:a> </text:p>
        </text:list-item>
        <text:list-item>
          <text:p text:style-name="P6"><text:a xlink:type="simple" xlink:href="http://techdifferences.com/difference-between-eprom-and-eeprom.html#KeyDifferences">Key Differences</text:a> </text:p>
        </text:list-item>
        <text:list-item>
          <text:p text:style-name="P6"><text:a xlink:type="simple" xlink:href="http://techdifferences.com/difference-between-eprom-and-eeprom.html#Similarities">Similarities</text:a> </text:p>
        </text:list-item>
        <text:list-item>
          <text:p text:style-name="P2"><text:a xlink:type="simple" xlink:href="http://techdifferences.com/difference-between-eprom-and-eeprom.html#Conclusion">Conclusion</text:a> </text:p>
        </text:list-item>
      </text:list>
      <text:h text:style-name="Heading_20_3" text:outline-level="3"><text:bookmark text:name="ComparisonChart"/>Comparison Chart</text:h>
      <text:p text:style-name="P1"><text:bookmark text:name="tablepress-155"/></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Basis for Comparison</text:p>
            </table:table-cell>
            <table:table-cell table:style-name="Table1.A1" office:value-type="string">
              <text:p text:style-name="Table_20_Heading">EPROM</text:p>
            </table:table-cell>
            <table:table-cell table:style-name="Table1.A1" office:value-type="string">
              <text:p text:style-name="Table_20_Heading">EEPROM</text:p>
            </table:table-cell>
          </table:table-row>
        </table:table-header-rows>
        <table:table-row>
          <table:table-cell table:style-name="Table1.A1" office:value-type="string">
            <text:p text:style-name="Table_20_Contents">Basic</text:p>
          </table:table-cell>
          <table:table-cell table:style-name="Table1.A1" office:value-type="string">
            <text:p text:style-name="Table_20_Contents">Ultraviolet Light is used to erase the content of EPROM.</text:p>
          </table:table-cell>
          <table:table-cell table:style-name="Table1.A1" office:value-type="string">
            <text:p text:style-name="Table_20_Contents">EEPROM contents are erased using electronic signal.</text:p>
          </table:table-cell>
        </table:table-row>
        <table:table-row>
          <table:table-cell table:style-name="Table1.A1" office:value-type="string">
            <text:p text:style-name="Table_20_Contents">Appearance</text:p>
          </table:table-cell>
          <table:table-cell table:style-name="Table1.A1" office:value-type="string">
            <text:p text:style-name="Table_20_Contents">EPROM has a transparent quartz crystal window at the top.</text:p>
          </table:table-cell>
          <table:table-cell table:style-name="Table1.A1" office:value-type="string">
            <text:p text:style-name="Table_20_Contents">EEPROM are totally encased in an opaque plastic case.</text:p>
          </table:table-cell>
        </table:table-row>
        <table:table-row>
          <table:table-cell table:style-name="Table1.A1" office:value-type="string">
            <text:p text:style-name="Table_20_Contents">Erased and Reprogrammed</text:p>
          </table:table-cell>
          <table:table-cell table:style-name="Table1.A1" office:value-type="string">
            <text:p text:style-name="Table_20_Contents">EPROM chip has to be removed from the computer circuit to erase and reprogram the computer BIOS.</text:p>
          </table:table-cell>
          <table:table-cell table:style-name="Table1.A1" office:value-type="string">
            <text:p text:style-name="Table_20_Contents">EEPROM chip can be erased and reprogrammed in the computer circuit to erase and reprogram the content of computer BIOS.</text:p>
          </table:table-cell>
        </table:table-row>
        <table:table-row>
          <table:table-cell table:style-name="Table1.A1" office:value-type="string">
            <text:p text:style-name="Table_20_Contents">Technology</text:p>
          </table:table-cell>
          <table:table-cell table:style-name="Table1.A1" office:value-type="string">
            <text:p text:style-name="Table_20_Contents">EPROM is an older technology.</text:p>
          </table:table-cell>
          <table:table-cell table:style-name="Table1.A1" office:value-type="string">
            <text:p text:style-name="Table_20_Contents">EEPROM is a modern version over EPROM.</text:p>
          </table:table-cell>
        </table:table-row>
      </table:table>
      <text:p text:style-name="Text_20_body"><text:bookmark text:name="Definition"/></text:p>
      <text:h text:style-name="P9" text:outline-level="3"><text:bookmark text:name="aswift_1_expand"/><text:bookmark text:name="aswift_1_anchor"/><text:soft-page-break/>Definition of EPROM</text:h>
      <text:p text:style-name="Text_20_body">Though ROM (Read-Only Memory) and PROM (Programmable Read-Only Memory) are inexpensive but changing them over the time adds to cost. To overcome this EPROM  were introduced. <text:span text:style-name="Strong_20_Emphasis">EPROM</text:span> is an <text:span text:style-name="Strong_20_Emphasis">Erasable Programable Read-Only Memory</text:span>.  EPROM was invented by <text:span text:style-name="Strong_20_Emphasis">Dov Frohman</text:span> in the year <text:span text:style-name="Strong_20_Emphasis">1971</text:span> at <text:span text:style-name="Strong_20_Emphasis">Intel</text:span>.</text:p>
      <text:p text:style-name="Text_20_body">EPROM  is a <text:span text:style-name="Strong_20_Emphasis">nonvolatile</text:span> memory that retains data even after the power is switched off.  The EPROM contains the <text:span text:style-name="Strong_20_Emphasis">computer BIOS</text:span> used during the boot up of the computer. It is a read-only memory whose content can be erased by exposing the EPROM chip to <text:span text:style-name="Strong_20_Emphasis">ultraviolet light</text:span>. EPROM can be recognized easily as there is a transparent<text:span text:style-name="Strong_20_Emphasis"> quartz crystal window lid</text:span> at the top of this chip.</text:p>
      <text:p text:style-name="Text_20_body">EPROM is an array of <text:span text:style-name="Strong_20_Emphasis">floating gate transistors</text:span>. Each transistor is programmed individually using an electronic device that supplies the higher voltage than that of normal voltage used in digital circuits. Once programmed, the EPROM  retains its data minimum up to 10 years many of them also retains data up to 35 or more years. The quartz crystal window slits are covered by the adhesive label to avoid the contact of UV light or camera flashes.</text:p>
      <text:p text:style-name="Text_20_body">EPROM  can be erased a <text:span text:style-name="Strong_20_Emphasis">limited number of times</text:span>. As during each erasure, the silicon dioxide around the gates accumulates the damage which makes the chip unreliable after several thousand erasures.</text:p>
      <text:h text:style-name="Heading_20_3" text:outline-level="3">Definition of EEPROM</text:h>
      <text:p text:style-name="Text_20_body"><text:span text:style-name="Strong_20_Emphasis">EEPROM</text:span> is an <text:span text:style-name="Strong_20_Emphasis">Electrically Erasable Programmable Read-Only Memory</text:span>. Like EPROM, EEPROM can be erased and reprogram, but the difference lies in how the content in both are erased. Like in EPROM, the content is erased by exposing it to the UV light but, in EEPROM the content is erased by the <text:span text:style-name="Strong_20_Emphasis">electrical signals</text:span>.</text:p>
      <text:p text:style-name="Text_20_body"><text:span text:style-name="Strong_20_Emphasis">George Perlogos</text:span> invented EEPROM in the year <text:span text:style-name="Strong_20_Emphasis">1978</text:span> based on the technology of EPROM. EEPROM is a <text:span text:style-name="Strong_20_Emphasis">non-volatile</text:span> memory that retains its content even if the power is<text:span text:style-name="Strong_20_Emphasis"> switched off</text:span>. It stores the small amount of data used for <text:span text:style-name="Strong_20_Emphasis">computer BIOS</text:span>. It was a replacement for the PROM and EPROM.</text:p>
      <text:p text:style-name="Text_20_body">EPROM allows you to change the BIOS of the computer <text:span text:style-name="Strong_20_Emphasis">without removing</text:span> the EEPROM chip from the computer. EEPROM can be <text:span text:style-name="Strong_20_Emphasis">erased</text:span> in the circuit by applying the <text:span text:style-name="Strong_20_Emphasis">special programming signals</text:span>. EEPROMs are also organized as the<text:span text:style-name="Strong_20_Emphasis"> array of floating-gate transistors</text:span>.</text:p>
      <text:p text:style-name="Text_20_body">Like EPROM, EEPROM has a <text:span text:style-name="Strong_20_Emphasis">limited life</text:span> that is it can be erased and reprogrammed up to some hundred or thousand times, and thus a life of EEPROM becomes an important concern while designing an EEPROM.</text:p>
      <text:section text:style-name="Sect1" text:name="techd">
        <text:h text:style-name="Heading_20_2" text:outline-level="2"><text:bookmark text:name="KeyDifferences"/>Key Differences Between EPROM and EEPROM</text:h>
        <text:list xml:id="list942638578" text:style-name="L2">
          <text:list-item>
            <text:p text:style-name="P7">The key difference between EPROM and EEPROM lies in the method of erasing the content inside them, EPROM’s content is erased by <text:span text:style-name="Strong_20_Emphasis">exposing the EPROM chip to the UV lights</text:span> whereas, the EEPROM’s content is <text:span text:style-name="Strong_20_Emphasis">erased by applying the electric signal</text:span> to the chip. </text:p>
          </text:list-item>
          <text:list-item>
            <text:p text:style-name="P7">EPROM can be easily recognised by its appearance as it has a <text:span text:style-name="Strong_20_Emphasis">transparent quartz crystal window lid</text:span> at the top of the chip for exposure of  UV light, while EEPROM is totally encased inside an <text:span text:style-name="Strong_20_Emphasis">opaque plastic case</text:span>. </text:p>
          </text:list-item>
          <text:list-item>
            <text:p text:style-name="P7">To erase and reprogram the EPROM the chip has to be <text:span text:style-name="Strong_20_Emphasis">removed and taken out</text:span> from the computer. On the other hands, EEPROM chip is erased and reprogrammed in the <text:span text:style-name="Strong_20_Emphasis">circuit of the computer</text:span> itself. </text:p>
          </text:list-item>
          <text:list-item>
            <text:p text:style-name="P3">EPROM was the first reprogrammable ROM whereas, the EEPROM is the <text:span text:style-name="Strong_20_Emphasis">replacement</text:span> and<text:span text:style-name="Strong_20_Emphasis"> modern version</text:span> of EPROM. </text:p>
          </text:list-item>
        </text:list>
      </text:section>
      <text:h text:style-name="Heading_20_3" text:outline-level="3"><text:bookmark text:name="Similarities"/><text:soft-page-break/>Similarities:</text:h>
      <text:list xml:id="list1335807911" text:style-name="L3">
        <text:list-item>
          <text:p text:style-name="P8">Both can be <text:span text:style-name="Strong_20_Emphasis">erased</text:span> and <text:span text:style-name="Strong_20_Emphasis">reprogrammed</text:span>. </text:p>
        </text:list-item>
        <text:list-item>
          <text:p text:style-name="P8">Both have the content of <text:span text:style-name="Strong_20_Emphasis">computer BIOS</text:span>. </text:p>
        </text:list-item>
        <text:list-item>
          <text:p text:style-name="P4">Both has the <text:span text:style-name="Strong_20_Emphasis">limited life</text:span>. </text:p>
        </text:list-item>
      </text:list>
      <text:h text:style-name="Heading_20_3" text:outline-level="3"><text:bookmark text:name="Conclusion"/>Conclusion:</text:h>
      <text:p text:style-name="Text_20_body">EPROM  was the replacement for ROM and PROM because as ROM and PROM were cheaper but changing them over the time adds to the cost and the user was not able to change the content of BIOS. So, EPROM was developed to overcome the downside of ROM and PROM. However, EEPROM is the modern version of EPROM</text:p>
      <text:p text:style-name="P5"><text:bookmark text:name="aswift_2_expand"/><text:bookmark text:name="aswift_2_anch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nnuvel P</meta:initial-creator>
    <meta:creation-date>2017-07-10T10:58:57</meta:creation-date>
    <dc:date>2017-07-10T11:00:17</dc:date>
    <dc:creator>Ponnuvel P</dc:creator>
    <meta:editing-duration>P0D</meta:editing-duration>
    <meta:editing-cycles>1</meta:editing-cycles>
    <meta:document-statistic meta:table-count="1" meta:image-count="1" meta:object-count="3" meta:page-count="3" meta:paragraph-count="47" meta:word-count="899" meta:character-count="5234" meta:non-whitespace-character-count="4371"/>
    <meta:generator>LibreOffice/3.5$Linux_x86 LibreOffice_project/350m1$Build-2</meta:generator>
  </office:meta>
</office:document-meta>
</file>